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39e9eb" officeooo:paragraph-rsid="0039e9eb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fo:font-weight="bold" officeooo:rsid="003f8aa2" officeooo:paragraph-rsid="003f8aa2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P8" style:family="paragraph" style:parent-style-name="Standard">
      <style:paragraph-properties fo:text-align="justify" style:justify-single-word="false"/>
      <style:text-properties style:font-name="Palatino"/>
    </style:style>
    <style:style style:name="P9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10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 officeooo:paragraph-rsid="0039e9eb"/>
    </style:style>
    <style:style style:name="P11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2ff1ee" officeooo:paragraph-rsid="002ff1e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525c65" style:font-name="Palatino" fo:font-size="12pt" fo:letter-spacing="normal" fo:font-style="normal" style:text-underline-style="solid" style:text-underline-width="auto" style:text-underline-color="font-color" fo:font-weight="normal" officeooo:rsid="001675a9" officeooo:paragraph-rsid="0039e9eb" style:font-style-asian="normal" style:font-style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15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23f49b" officeooo:paragraph-rsid="0036ba0f" style:font-style-asian="normal" style:font-style-complex="normal"/>
    </style:style>
    <style:style style:name="P17" style:family="paragraph" style:parent-style-name="Standard" style:list-style-name="L4"/>
    <style:style style:name="P18" style:family="paragraph" style:parent-style-name="Standard" style:list-style-name="L4">
      <style:text-properties officeooo:paragraph-rsid="0043bd83"/>
    </style:style>
    <style:style style:name="P19" style:family="paragraph" style:parent-style-name="Text_20_body">
      <style:text-properties officeooo:paragraph-rsid="00422fa2"/>
    </style:style>
    <style:style style:name="P20" style:family="paragraph" style:parent-style-name="Text_20_body">
      <style:text-properties officeooo:rsid="00422fa2" officeooo:paragraph-rsid="00422fa2"/>
    </style:style>
    <style:style style:name="P21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P22" style:family="paragraph" style:parent-style-name="Header">
      <style:paragraph-properties fo:text-align="start" style:justify-single-word="false"/>
      <style:text-properties style:font-name="Palatino"/>
    </style:style>
    <style:style style:name="P23" style:family="paragraph" style:parent-style-name="Header">
      <style:paragraph-properties fo:text-align="start" style:justify-single-word="false"/>
      <style:text-properties style:font-name="Palatino" fo:font-size="11pt" fo:font-weight="bold" officeooo:rsid="003f8aa2" officeooo:paragraph-rsid="003f8aa2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e5dde"/>
    </style:style>
    <style:style style:name="T3" style:family="text">
      <style:text-properties officeooo:rsid="0036ba0f"/>
    </style:style>
    <style:style style:name="T4" style:family="text">
      <style:text-properties officeooo:rsid="001675a9"/>
    </style:style>
    <style:style style:name="T5" style:family="text">
      <style:text-properties style:font-name="Palatino" fo:font-style="normal" style:text-underline-style="none" style:font-style-asian="normal" style:font-style-complex="normal"/>
    </style:style>
    <style:style style:name="T6" style:family="text">
      <style:text-properties style:font-name="Palatino" fo:font-style="normal" style:text-underline-style="none" officeooo:rsid="0033e945" style:font-style-asian="normal" style:font-style-complex="normal"/>
    </style:style>
    <style:style style:name="T7" style:family="text">
      <style:text-properties style:font-name="Palatino" fo:font-style="normal" style:text-underline-style="none" officeooo:rsid="00385d1d" style:font-style-asian="normal" style:font-style-complex="normal"/>
    </style:style>
    <style:style style:name="T8" style:family="text">
      <style:text-properties style:font-name="Palatino" fo:font-style="normal" style:text-underline-style="none" officeooo:rsid="003b5c5a" style:font-style-asian="normal" style:font-style-complex="normal"/>
    </style:style>
    <style:style style:name="T9" style:family="text">
      <style:text-properties style:font-name="Palatino" fo:font-style="normal" style:text-underline-style="none" officeooo:rsid="00410d34" style:font-style-asian="normal" style:font-style-complex="normal"/>
    </style:style>
    <style:style style:name="T10" style:family="text">
      <style:text-properties style:font-name="Palatino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style:font-name="Palatino" fo:font-style="normal" style:text-underline-style="none" fo:font-weight="bold" officeooo:rsid="0023f49b" style:font-style-asian="normal" style:font-weight-asian="bold" style:font-style-complex="normal" style:font-weight-complex="bold"/>
    </style:style>
    <style:style style:name="T12" style:family="text">
      <style:text-properties style:font-name="Palatino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style:font-name="Palatino" fo:font-style="italic" style:text-underline-style="none" fo:font-weight="bold" officeooo:rsid="00385d1d" style:font-style-asian="italic" style:font-weight-asian="bold" style:font-style-complex="italic" style:font-weight-complex="bold"/>
    </style:style>
    <style:style style:name="T14" style:family="text">
      <style:text-properties style:font-name="Palatino" fo:font-style="italic" style:text-underline-style="none" fo:font-weight="bold" officeooo:rsid="0043bd83" style:font-style-asian="italic" style:font-weight-asian="bold" style:font-style-complex="italic" style:font-weight-complex="bold"/>
    </style:style>
    <style:style style:name="T15" style:family="text">
      <style:text-properties officeooo:rsid="00410d34"/>
    </style:style>
    <style:style style:name="T16" style:family="text">
      <style:text-properties officeooo:rsid="00422fa2"/>
    </style:style>
    <style:style style:name="T17" style:family="text">
      <style:text-properties officeooo:rsid="0043bd83"/>
    </style:style>
    <style:style style:name="T18" style:family="text">
      <style:text-properties officeooo:rsid="004577c8"/>
    </style:style>
    <style:style style:name="T19" style:family="text">
      <style:text-properties officeooo:rsid="0046aec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9">Objetivo:</text:p>
      <text:p text:style-name="P8"/>
      <text:list xml:id="list1787179307" text:style-name="L1">
        <text:list-item>
          <text:p text:style-name="P14"><text:span text:style-name="T4">Consolidar los conocimientos adquiridos en clase sobre Java</text:span>.</text:p>
        </text:list-item>
      </text:list>
      <text:p text:style-name="P8"/>
      <text:p text:style-name="P10">Enunciado:</text:p>
      <text:p text:style-name="P13"/>
      <text:p text:style-name="P19">En un programa de ordenador, las facturas tienen necesariamente un conjunto de datos de <text:span text:style-name="T18">los productos de los cuales comprar y</text:span> un conjunto de datos del cliente, un <text:span text:style-name="T16">total</text:span> (valor decimal) y una fecha <text:span text:style-name="T19">de la factura</text:span>. </text:p>
      <text:p text:style-name="P19">Los datos del cliente son la cadena de caracteres nombre, <text:span text:style-name="T19">cedula,</text:span> y el entero fiabilidad de pago, mientras que los datos del <text:span text:style-name="T18">del detalle de la factura </text:span><text:s/>son sólo su <text:span text:style-name="T18">producto, cantidad, valor.</text:span> </text:p>
      <text:p text:style-name="P19">Cada clase tendrá los métodos para leer y fijar (“set” y “get”) todos sus atributos. </text:p>
      <text:p text:style-name="P19">También se debe incluir en la clase Factura un método de “Borrado”, que no devuelve ni recibe ningún parámetro. </text:p>
      <text:p text:style-name="P20">Los producto que venden la empresa son de carácter <text:span text:style-name="T19">de </text:span>computadores y tiene un id, descripción, precio unitario, stock, iva (si se calcula el iva o no).</text:p>
      <text:p text:style-name="P19">Los atributos serán privados y tendrán métodos públicos para acceder a ellos. Se pide dibujar el diagrama UML de las clases Factura, Datos_del_cliente y Datos_del_pr<text:span text:style-name="T18">oducto</text:span> <text:span text:style-name="T16">y generar el sistema en java para realizar los procesos de CRUD para generar facturas, productos, clientes.</text:span></text:p>
      <text:p text:style-name="P19"/>
      <text:p text:style-name="Text_20_body">Se calificará <text:span text:style-name="T15">el avance</text:span> con los siguientes criterios de evaluación:</text:p>
      <text:list xml:id="list466772637" text:style-name="L4">
        <text:list-item>
          <text:p text:style-name="P17"><text:span text:style-name="T17">Diagrama de Clases</text:span>: 25%</text:p>
        </text:list-item>
        <text:list-item>
          <text:p text:style-name="P17">MVC: <text:span text:style-name="T17">25</text:span>%</text:p>
        </text:list-item>
        <text:list-item>
          <text:p text:style-name="P17">Usabilidad – Vista - <text:span text:style-name="T17">Menús</text:span>: 25%</text:p>
        </text:list-item>
        <text:list-item>
          <text:p text:style-name="P18"><text:span text:style-name="T17">Ejecución, pruebas y sustentación 25%</text:span></text:p>
        </text:list-item>
      </text:list>
      <text:p text:style-name="P16"/>
      <text:p text:style-name="P12"><text:span text:style-name="T11">E</text:span><text:span text:style-name="T10">ntrega</text:span><text:span text:style-name="T5">: </text:span><text:span text:style-name="T8">Subir al Git</text:span><text:span text:style-name="T5"> el documento </text:span><text:span text:style-name="T9">en formato PDF de la practica</text:span><text:span text:style-name="T5"> y </text:span><text:span text:style-name="T6">código</text:span><text:span text:style-name="T5"> hasta las </text:span><text:span text:style-name="T13">23:55</text:span><text:span text:style-name="T5"> del </text:span><text:span text:style-name="T7">domingo</text:span><text:span text:style-name="T12"> </text:span><text:span text:style-name="T14">06</text:span><text:span text:style-name="T12"> de </text:span><text:span text:style-name="T14">Junio</text:span><text:span text:style-name="T12"> del 202</text:span><text:span text:style-name="T13">1</text:span><text:span text:style-name="T5">.</text:span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39e9eb" officeooo:paragraph-rsid="0039e9eb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Header">
      <style:paragraph-properties fo:text-align="start" style:justify-single-word="false"/>
      <style:text-properties style:font-name="Palatino" fo:font-size="11pt" fo:font-weight="bold" officeooo:rsid="003f8aa2" officeooo:paragraph-rsid="003f8aa2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MP7" style:family="paragraph" style:parent-style-name="Header">
      <style:paragraph-properties fo:text-align="start" style:justify-single-word="false"/>
    </style:style>
    <style:style style:name="MT1" style:family="text">
      <style:text-properties officeooo:rsid="0046aec4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3e5dde"/>
    </style:style>
    <style:style style:name="MT4" style:family="text">
      <style:text-properties officeooo:rsid="00422fa2"/>
    </style:style>
    <style:style style:name="MT5" style:family="text">
      <style:text-properties officeooo:rsid="0036ba0f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0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Programación <text:span text:style-name="MT1">Orientada Objetos</text:span></text:p>
              <text:p text:style-name="MP3"><text:span text:style-name="MT2">Tema</text:span>:<text:span text:style-name="MT3"> Clases y Sistemas en Java .</text:span></text:p>
            </table:table-cell>
            <table:table-cell table:style-name="Tabla1.A1" office:value-type="string">
              <text:p text:style-name="MP4"><draw:frame draw:style-name="Mfr2" draw:name="gráficos1" text:anchor-type="as-char" svg:y="-0.3146in" svg:width="1.8555in" svg:height="0.4854in" draw:z-index="1"><draw:image xlink:href="Pictures/10000000000000DF0000003EAA95D984EB5E3E2D.png" xlink:type="simple" xlink:show="embed" xlink:actuate="onLoad" loext:mime-type="image/png"/></draw:frame></text:p>
            </table:table-cell>
          </table:table-row>
          <table:table-row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5">Examen</text:p>
            </table:table-cell>
            <table:table-cell table:style-name="Tabla1.A1" office:value-type="string">
              <text:p text:style-name="MP6"><text:span text:style-name="MT4">06</text:span>/<text:span text:style-name="MT5">03</text:span>/202<text:span text:style-name="MT5">1</text:span></text:p>
            </table:table-cell>
          </table:table-row>
          <table:table-row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5"/>
            </table:table-cell>
            <table:table-cell table:style-name="Tabla1.A1" office:value-type="string">
              <text:p text:style-name="MP6"/>
            </table:table-cell>
          </table:table-row>
        </table:table>
        <text:p text:style-name="MP7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1-06-03T10:57:51.887027784</dc:date>
    <meta:editing-duration>P5DT15H51M40S</meta:editing-duration>
    <meta:editing-cycles>69</meta:editing-cycles>
    <meta:generator>LibreOffice/6.2.7.1$Linux_X86_64 LibreOffice_project/20$Build-1</meta:generator>
    <meta:print-date>2010-09-13T17:05:45</meta:print-date>
    <meta:document-statistic meta:table-count="1" meta:image-count="2" meta:object-count="0" meta:page-count="1" meta:paragraph-count="21" meta:word-count="250" meta:character-count="1482" meta:non-whitespace-character-count="1250"/>
  </office:meta>
</office:document-meta>
</file>